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ype\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float" office:value="15984" calcext:value-type="float">
            <text:p>15984</text:p>
          </table:table-cell>
          <table:table-cell office:value-type="float" office:value="229977" calcext:value-type="float">
            <text:p>229977</text:p>
          </table:table-cell>
          <table:table-cell office:value-type="float" office:value="3299967" calcext:value-type="float">
            <text:p>3299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5]/[.$D$5]" office:value-type="float" office:value="1" calcext:value-type="float">
            <text:p>1</text:p>
          </table:table-cell>
          <table:table-cell table:formula="of:=[.E5]/[.$D$5]" office:value-type="float" office:value="14.3879504504505" calcext:value-type="float">
            <text:p>14.3879504504505</text:p>
          </table:table-cell>
          <table:table-cell table:formula="of:=[.F5]/[.$D$5]" office:value-type="float" office:value="206.454391891892" calcext:value-type="float">
            <text:p>206.454391891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</text:p>
          </table:table-cell>
          <table:table-cell office:value-type="float" office:value="999000" calcext:value-type="float">
            <text:p>999000</text:p>
          </table:table-cell>
          <table:table-cell office:value-type="float" office:value="99990000" calcext:value-type="float">
            <text:p>99990000</text:p>
          </table:table-cell>
          <table:table-cell office:value-type="float" office:value="9999800001" calcext:value-type="float">
            <text:p>9999800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7]/[.$D$7]" office:value-type="float" office:value="1" calcext:value-type="float">
            <text:p>1</text:p>
          </table:table-cell>
          <table:table-cell table:formula="of:=[.E7]/[.$D$7]" office:value-type="float" office:value="100.09009009009" calcext:value-type="float">
            <text:p>100.09009009009</text:p>
          </table:table-cell>
          <table:table-cell table:formula="of:=[.F7]/[.$D$7]" office:value-type="float" office:value="10009.8098108108" calcext:value-type="float">
            <text:p>10009.8098108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NER</text:p>
          </table:table-cell>
          <table:table-cell office:value-type="float" office:value="3996" calcext:value-type="float">
            <text:p>3996</text:p>
          </table:table-cell>
          <table:table-cell office:value-type="float" office:value="39996" calcext:value-type="float">
            <text:p>39996</text:p>
          </table:table-cell>
          <table:table-cell office:value-type="float" office:value="399996" calcext:value-type="float">
            <text:p>399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9]/[.$D$9]" office:value-type="float" office:value="1" calcext:value-type="float">
            <text:p>1</text:p>
          </table:table-cell>
          <table:table-cell table:formula="of:=[.E9]/[.$D$9]" office:value-type="float" office:value="10.009009009009" calcext:value-type="float">
            <text:p>10.009009009009</text:p>
          </table:table-cell>
          <table:table-cell table:formula="of:=[.F9]/[.$D$9]" office:value-type="float" office:value="100.099099099099" calcext:value-type="float">
            <text:p>100.0990990990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ype\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float" office:value="8705" calcext:value-type="float">
            <text:p>8705</text:p>
          </table:table-cell>
          <table:table-cell office:value-type="float" office:value="120407" calcext:value-type="float">
            <text:p>120407</text:p>
          </table:table-cell>
          <table:table-cell office:value-type="float" office:value="1536335" calcext:value-type="float">
            <text:p>1536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13]/[.$D$13]" office:value-type="float" office:value="1" calcext:value-type="float">
            <text:p>1</text:p>
          </table:table-cell>
          <table:table-cell table:formula="of:=[.E13]/[.$D$13]" office:value-type="float" office:value="13.8319356691557" calcext:value-type="float">
            <text:p>13.8319356691557</text:p>
          </table:table-cell>
          <table:table-cell table:formula="of:=[.F13]/[.$D$13]" office:value-type="float" office:value="176.488799540494" calcext:value-type="float">
            <text:p>176.488799540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</text:p>
          </table:table-cell>
          <table:table-cell office:value-type="float" office:value="8692" calcext:value-type="float">
            <text:p>8692</text:p>
          </table:table-cell>
          <table:table-cell office:value-type="float" office:value="120497" calcext:value-type="float">
            <text:p>120497</text:p>
          </table:table-cell>
          <table:table-cell office:value-type="float" office:value="1536728" calcext:value-type="float">
            <text:p>1536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15]/[.$D$15]" office:value-type="float" office:value="1" calcext:value-type="float">
            <text:p>1</text:p>
          </table:table-cell>
          <table:table-cell table:formula="of:=[.E15]/[.$D$15]" office:value-type="float" office:value="13.8629774505292" calcext:value-type="float">
            <text:p>13.8629774505292</text:p>
          </table:table-cell>
          <table:table-cell table:formula="of:=[.F15]/[.$D$15]" office:value-type="float" office:value="176.797975149563" calcext:value-type="float">
            <text:p>176.797975149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NER</text:p>
          </table:table-cell>
          <table:table-cell office:value-type="float" office:value="8724" calcext:value-type="float">
            <text:p>8724</text:p>
          </table:table-cell>
          <table:table-cell office:value-type="float" office:value="120436" calcext:value-type="float">
            <text:p>120436</text:p>
          </table:table-cell>
          <table:table-cell office:value-type="float" office:value="1536247" calcext:value-type="float">
            <text:p>1536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[.D17]/[.$D$17]" office:value-type="float" office:value="1" calcext:value-type="float">
            <text:p>1</text:p>
          </table:table-cell>
          <table:table-cell table:formula="of:=[.E17]/[.$D$17]" office:value-type="float" office:value="13.8051352590555" calcext:value-type="float">
            <text:p>13.8051352590555</text:p>
          </table:table-cell>
          <table:table-cell table:formula="of:=[.F17]/[.$D$17]" office:value-type="float" office:value="176.094337459881" calcext:value-type="float">
            <text:p>176.0943374598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owth\n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log n</text:p>
          </table:table-cell>
          <table:table-cell table:formula="of:=[.D12]*LOG([.D12];2)" office:value-type="float" office:value="9965.78428466209" calcext:value-type="float">
            <text:p>9965.78428466209</text:p>
          </table:table-cell>
          <table:table-cell table:formula="of:=[.E12]*LOG([.E12];2)" office:value-type="float" office:value="132877.123795495" calcext:value-type="float">
            <text:p>132877.123795495</text:p>
          </table:table-cell>
          <table:table-cell table:formula="of:=[.F12]*LOG([.F12];2)" office:value-type="float" office:value="1660964.04744368" calcext:value-type="float">
            <text:p>1660964.04744368</text:p>
          </table:table-cell>
        </table:table-row>
        <table:table-row table:style-name="ro1">
          <table:table-cell table:number-columns-repeated="3"/>
          <table:table-cell table:formula="of:=[.D21]/[.$D$21]" office:value-type="float" office:value="1" calcext:value-type="float">
            <text:p>1</text:p>
          </table:table-cell>
          <table:table-cell table:formula="of:=[.E21]/[.$D$21]" office:value-type="float" office:value="13.3333333333333" calcext:value-type="float">
            <text:p>13.3333333333333</text:p>
          </table:table-cell>
          <table:table-cell table:formula="of:=[.F21]/[.$D$21]" office:value-type="float" office:value="166.666666666667" calcext:value-type="float">
            <text:p>166.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[.D4]" office:value-type="float" office:value="1000" calcext:value-type="float">
            <text:p>1000</text:p>
          </table:table-cell>
          <table:table-cell table:formula="of:=[.E4]" office:value-type="float" office:value="10000" calcext:value-type="float">
            <text:p>10000</text:p>
          </table:table-cell>
          <table:table-cell table:formula="of:=[.F4]" office:value-type="float" office:value="100000" calcext:value-type="float">
            <text:p>100000</text:p>
          </table:table-cell>
        </table:table-row>
        <table:table-row table:style-name="ro1">
          <table:table-cell table:number-columns-repeated="3"/>
          <table:table-cell table:formula="of:=[.D23]/[.$D$23]" office:value-type="float" office:value="1" calcext:value-type="float">
            <text:p>1</text:p>
          </table:table-cell>
          <table:table-cell table:formula="of:=[.E23]/[.$D$23]" office:value-type="float" office:value="10" calcext:value-type="float">
            <text:p>10</text:p>
          </table:table-cell>
          <table:table-cell table:formula="of:=[.F23]/[.$D$2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^2</text:p>
          </table:table-cell>
          <table:table-cell table:formula="of:=[.D4]*[.D4]" office:value-type="float" office:value="1000000" calcext:value-type="float">
            <text:p>1000000</text:p>
          </table:table-cell>
          <table:table-cell table:formula="of:=[.E4]*[.E4]" office:value-type="float" office:value="100000000" calcext:value-type="float">
            <text:p>100000000</text:p>
          </table:table-cell>
          <table:table-cell table:formula="of:=[.F4]*[.F4]" office:value-type="float" office:value="10000000000" calcext:value-type="float">
            <text:p>10000000000</text:p>
          </table:table-cell>
        </table:table-row>
        <table:table-row table:style-name="ro1">
          <table:table-cell table:number-columns-repeated="3"/>
          <table:table-cell table:formula="of:=[.D25]/[.$D$25]" office:value-type="float" office:value="1" calcext:value-type="float">
            <text:p>1</text:p>
          </table:table-cell>
          <table:table-cell table:formula="of:=[.E25]/[.$D$25]" office:value-type="float" office:value="100" calcext:value-type="float">
            <text:p>100</text:p>
          </table:table-cell>
          <table:table-cell table:formula="of:=[.F25]/[.$D$25]"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02:03:29.634358733</meta:creation-date>
    <dc:date>2024-03-19T02:31:13.562850952</dc:date>
    <meta:editing-duration>PT17M32S</meta:editing-duration>
    <meta:editing-cycles>4</meta:editing-cycles>
    <meta:generator>LibreOffice/7.3.7.2$Linux_X86_64 LibreOffice_project/30$Build-2</meta:generator>
    <meta:document-statistic meta:table-count="1" meta:cell-count="81" meta:object-count="0"/>
  </office:meta>
</office:document-meta>
</file>